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Length (mm)</text:p>
          </table:table-cell>
          <table:table-cell office:value-type="string" calcext:value-type="string">
            <text:p>Count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Length (mm)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ood/Wilhelmi</text:p>
          </table:table-cell>
          <table:table-cell table:number-columns-repeated="5"/>
          <table:table-cell office:value-type="string" calcext:value-type="string">
            <text:p>Gutter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SH 16x16</text:p>
          </table:table-cell>
          <table:table-cell table:number-columns-repeated="5"/>
          <table:table-cell office:value-type="string" calcext:value-type="string">
            <text:p>Gutter Right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s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utter Left</text:p>
          </table:table-cell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er Left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utter Side</text:p>
          </table:table-cell>
          <table:table-cell office:value-type="float" office:value="5300" calcext:value-type="float">
            <text:p>5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er Right</text:p>
          </table:table-cell>
          <table:table-cell office:value-type="float" office:value="3700" calcext:value-type="float">
            <text:p>37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ain Pipe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inger Back</text:p>
          </table:table-cell>
          <table:table-cell office:value-type="float" office:value="6600" calcext:value-type="float">
            <text:p>66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utter Mounting Rig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uts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Gutter Mounting Lef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fter 1-1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Gutter Mounting Side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fter 1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ain Pipe Mounting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fter 12</text:p>
          </table:table-cell>
          <table:table-cell office:value-type="float" office:value="5100" calcext:value-type="float">
            <text:p>51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ain Pipe 45°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fter 13</text:p>
          </table:table-cell>
          <table:table-cell office:value-type="float" office:value="5300" calcext:value-type="float">
            <text:p>53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utter Pipe Connector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utter Corner Connecto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H 28x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inger Front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of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ngue and groove board</text:p>
          </table:table-cell>
          <table:table-cell office:value-type="string" calcext:value-type="string">
            <text:p>8300x125</text:p>
          </table:table-cell>
          <table:table-cell table:formula="of:=5000 / 125" office:value-type="float" office:value="40" calcext:value-type="float">
            <text:p>40</text:p>
          </table:table-cell>
          <table:table-cell office:value-type="string" calcext:value-type="string">
            <text:p>8300x5000</text:p>
          </table:table-cell>
          <table:table-cell table:number-columns-repeated="2"/>
          <table:table-cell office:value-type="string" calcext:value-type="string">
            <text:p>Sheet Metal Roof</text:p>
          </table:table-cell>
          <table:table-cell office:value-type="string" calcext:value-type="string">
            <text:p>8300x5000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4200x125</text:p>
          </table:table-cell>
          <table:table-cell table:formula="of:=5000 / 125 * 2" office:value-type="float" office:value="80" calcext:value-type="float">
            <text:p>80</text:p>
          </table:table-cell>
          <table:table-cell office:value-type="string" calcext:value-type="string">
            <text:p>8300x5000</text:p>
          </table:table-cell>
          <table:table-cell table:number-columns-repeated="2"/>
          <table:table-cell office:value-type="string" calcext:value-type="string">
            <text:p>+ Access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 Facet</text:p>
          </table:table-cell>
          <table:table-cell office:value-type="string" calcext:value-type="string">
            <text:p>8300x1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r Facet</text:p>
          </table:table-cell>
          <table:table-cell office:value-type="string" calcext:value-type="string">
            <text:p>6400x1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ounding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rews Raft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Cement</text:p>
          </table:table-cell>
          <table:table-cell table:formula="of:=40 kg" office:value-type="string" office:string-value="" calcext:value-type="error">
            <text:p>Fehler: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ews Stringer/Post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ews Strut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if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od Pins (struts)</text:p>
          </table:table-cell>
          <table:table-cell office:value-type="string" calcext:value-type="string">
            <text:p>200x2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od Pins (Rafter 11-13)</text:p>
          </table:table-cell>
          <table:table-cell office:value-type="string" calcext:value-type="string">
            <text:p>500x2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15:15:22.356327536</meta:creation-date>
    <meta:print-date>2026-04-27T15:18:12.281212779</meta:print-date>
    <meta:printed-by>PDF-Dateien</meta:printed-by>
    <dc:date>2026-04-27T15:19:05.859049997</dc:date>
    <meta:editing-duration>PT53S</meta:editing-duration>
    <meta:editing-cycles>1</meta:editing-cycles>
    <meta:document-statistic meta:table-count="1" meta:cell-count="101" meta:object-count="0"/>
    <meta:generator>LibreOffice/24.2.7.2$Linux_X86_64 LibreOffice_project/420$Build-2</meta:generator>
  </office:meta>
</office:document-meta>
</file>